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7361"/>
    </style:style>
    <style:style style:name="P2" style:family="paragraph" style:parent-style-name="Standard">
      <style:text-properties officeooo:rsid="000c7086" officeooo:paragraph-rsid="000f7361"/>
    </style:style>
    <style:style style:name="P3" style:family="paragraph" style:parent-style-name="Standard">
      <style:text-properties officeooo:rsid="0011ccf1" officeooo:paragraph-rsid="0011ccf1"/>
    </style:style>
    <style:style style:name="P4" style:family="paragraph" style:parent-style-name="Standard">
      <style:text-properties officeooo:rsid="0011ccf1" officeooo:paragraph-rsid="00137476"/>
    </style:style>
    <style:style style:name="P5" style:family="paragraph" style:parent-style-name="Standard">
      <style:text-properties officeooo:rsid="0011ccf1" officeooo:paragraph-rsid="00183bce"/>
    </style:style>
    <style:style style:name="P6" style:family="paragraph" style:parent-style-name="Standard">
      <style:text-properties officeooo:rsid="0019eb2f" officeooo:paragraph-rsid="0019eb2f"/>
    </style:style>
    <style:style style:name="P7" style:family="paragraph" style:parent-style-name="Standard">
      <style:text-properties officeooo:rsid="00137476" officeooo:paragraph-rsid="00137476"/>
    </style:style>
    <style:style style:name="P8" style:family="paragraph" style:parent-style-name="Standard">
      <style:text-properties officeooo:rsid="0016c8c2" officeooo:paragraph-rsid="0016c8c2"/>
    </style:style>
    <style:style style:name="P9" style:family="paragraph" style:parent-style-name="Standard">
      <style:text-properties officeooo:rsid="00150c9d" officeooo:paragraph-rsid="00150c9d"/>
    </style:style>
    <style:style style:name="P10" style:family="paragraph" style:parent-style-name="Standard">
      <style:text-properties officeooo:rsid="00150c9d" officeooo:paragraph-rsid="00137476"/>
    </style:style>
    <style:style style:name="P11" style:family="paragraph" style:parent-style-name="Standard">
      <style:text-properties officeooo:rsid="00183bce" officeooo:paragraph-rsid="00183bce"/>
    </style:style>
    <style:style style:name="P12" style:family="paragraph" style:parent-style-name="Standard">
      <style:text-properties officeooo:rsid="0018f9a7" officeooo:paragraph-rsid="0018f9a7"/>
    </style:style>
    <style:style style:name="P13" style:family="paragraph" style:parent-style-name="Text_20_body">
      <style:paragraph-properties fo:text-align="start" style:justify-single-word="false"/>
      <style:text-properties officeooo:rsid="000c7086" officeooo:paragraph-rsid="000f7361"/>
    </style:style>
    <style:style style:name="P14" style:family="paragraph" style:parent-style-name="Standard">
      <style:text-properties officeooo:rsid="001b6d0f" officeooo:paragraph-rsid="001b6d0f"/>
    </style:style>
    <style:style style:name="P15" style:family="paragraph" style:parent-style-name="Standard">
      <style:text-properties officeooo:rsid="0016c8c2" officeooo:paragraph-rsid="0016c8c2"/>
    </style:style>
    <style:style style:name="P16" style:family="paragraph" style:parent-style-name="Text_20_body">
      <style:text-properties officeooo:paragraph-rsid="001c3125"/>
    </style:style>
    <style:style style:name="P17" style:family="paragraph" style:parent-style-name="Heading_20_3">
      <style:text-properties officeooo:rsid="0011ccf1"/>
    </style:style>
    <style:style style:name="P18" style:family="paragraph" style:parent-style-name="Heading_20_1">
      <style:paragraph-properties fo:text-align="center" style:justify-single-word="false"/>
      <style:text-properties officeooo:rsid="000c7086" officeooo:paragraph-rsid="000f7361"/>
    </style:style>
    <style:style style:name="P19" style:family="paragraph" style:parent-style-name="Heading_20_2">
      <style:paragraph-properties fo:text-align="center" style:justify-single-word="false"/>
      <style:text-properties officeooo:paragraph-rsid="000f7361"/>
    </style:style>
    <style:style style:name="T1" style:family="text">
      <style:text-properties officeooo:rsid="000c7086"/>
    </style:style>
    <style:style style:name="T2" style:family="text">
      <style:text-properties officeooo:rsid="00109e3e"/>
    </style:style>
    <style:style style:name="T3" style:family="text">
      <style:text-properties officeooo:rsid="00137476"/>
    </style:style>
    <style:style style:name="T4" style:family="text">
      <style:text-properties officeooo:rsid="0014a6b6"/>
    </style:style>
    <style:style style:name="T5" style:family="text">
      <style:text-properties officeooo:rsid="00150c9d"/>
    </style:style>
    <style:style style:name="T6" style:family="text">
      <style:text-properties officeooo:rsid="00183bce"/>
    </style:style>
    <style:style style:name="T7" style:family="text">
      <style:text-properties officeooo:rsid="0018f9a7"/>
    </style:style>
    <style:style style:name="T8" style:family="text">
      <style:text-properties officeooo:rsid="001c3125"/>
    </style:style>
    <style:style style:name="T9" style:family="text">
      <style:text-properties officeooo:rsid="001c59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kka Lehikoinen</text:p>
      <text:p text:style-name="P2">013787637</text:p>
      <text:p text:style-name="P2"/>
      <text:p text:style-name="P2">Aineopintojenharjoitustyö:</text:p>
      <text:p text:style-name="P2">Tietorakenteet ja algoritmit</text:p>
      <text:p text:style-name="P1"/>
      <text:p text:style-name="P1"/>
      <text:p text:style-name="P1"/>
      <text:h text:style-name="P18" text:outline-level="1">Verkon vahvasti yhtenäiset komponentit</text:h>
      <text:h text:style-name="P19" text:outline-level="2"><text:span text:style-name="T1">T</text:span><text:span text:style-name="T2">oteutus</text:span><text:span text:style-name="T1">dokumentti</text:span></text:h>
      <text:p text:style-name="P13"/>
      <text:p text:style-name="Standard"/>
      <text:h text:style-name="P17" text:outline-level="3">Ohjelman yleisrakenne</text:h>
      <text:p text:style-name="P16"><text:span text:style-name="T8">Ohjelman keskiössä on luokka VYK (vahvasti yhtenäiset komponentit), joka suorittaa varsinaisten algoritmien ajon erilaisilla verkoilla ja laskee näiden suoritukseen kuluvan ajan. Lisäksi ohjelmassa on kolme erillistä algoritmiä (Kosaraju, Tarjan ja PathBased) verkon vahvasti yhtenäisten komponenttien löytämiseksi. Lisäksi ohjelmistoon kuuluvat apuluokat Solmu ja Pino, joilla on toteutettu algoritmien tarvitsema pino, sekä apuluokat PuuSolmu ja HakuPuu, joilla on toteutettu yksinkertainen rakenne tiedon tallennusta varten.</text:span></text:p>
      <text:p text:style-name="P3">Ohjelma koostuu neljästä luokasta; VYK, Kosaraju, Tarjan ja PathBased. VYK-luokassa generoidaan suorituskykytestauksessa tarvittavat verkot ja suoritetaan algoritmit samoille verkoille, jotta voidaan tehdä havaintoja niiden suorituskyvystä suhteessa toisiinsa. Muut luokat kukin käsittää yhden algoritmin, jolla etsitään verkosta vahvasti yhtenäiset komponentit. </text:p>
      <text:p text:style-name="P3"/>
      <text:p text:style-name="P6">VYK</text:p>
      <text:p text:style-name="P6"/>
      <text:p text:style-name="P6">Luokassa generoidaan suuria suunnattuja verkkoja muiden luokkien algoritmien suorituskykytestejä varten.</text:p>
      <text:p text:style-name="P6"/>
      <text:p text:style-name="P6">Lisäksi suorituskykytestaus suoritetaan tämän luokan kautta.</text:p>
      <text:p text:style-name="P3"/>
      <text:p text:style-name="P7">Kosaraju</text:p>
      <text:p text:style-name="P7"/>
      <text:p text:style-name="P8"><text:span text:style-name="T9">Kosarajun algoritmi on tuttu jo luento monisteista [1] ja Cormanin kirjasta [2]. Siinä suoritetaan ensin verkon s</text:span>yvyyssuuntainen läpikäynti <text:span text:style-name="T9">sattumanvaraisesta solmusta, solmut talletetaan pinoon jälkijärjestyksessä eli kun solmu käsittely on loppunut lisätään se pinoon.</text:span></text:p>
      <text:p text:style-name="P8"><text:span text:style-name="T9">Tämän jälkeen verkolle suoritetaan t</text:span>ranspoosi, <text:span text:style-name="T9">jossa verkon kaarien suunnat vaihdetaan päinvastaisiksi.</text:span></text:p>
      <text:p text:style-name="P8"><text:span text:style-name="T9">Lopuksi tälle transponoidulle verkolle suoritetaan s</text:span>yvyyssuuntainen läpikäynti <text:span text:style-name="T9">alkaen </text:span>pinon pinnalta <text:span text:style-name="T9">olevasta solmusta. Kun läpikäynti ei enää pääse uusiin solmuihin on löytynyt yksi vahvasti yhtenäinen komponentti. Löydettyihin komponentteihin kuuluvat solmut poistetaan pinosta ja syvyyssuuntainen läpikäynti käynnistetään uudelleen jonon pinnalla olevasta solmusta. Ja tätä jatketaan niin kauan kuin pinossa on jäljellä käsittelemättömiä solmuja.</text:span></text:p>
      <text:p text:style-name="P8"><text:span text:style-name="T9"/></text:p>
      <text:p text:style-name="P7">Tarjan</text:p>
      <text:p text:style-name="P7"/>
      <text:p text:style-name="P9">Esijärjestyksen mukaista listaa pidetään yllä taulukkossa, jotta osataan muodostaa uusi kompnentti.</text:p>
      <text:p text:style-name="P7"><text:soft-page-break/></text:p>
      <text:p text:style-name="P7">PathBased</text:p>
      <text:p text:style-name="P7"/>
      <text:p text:style-name="P4"><text:span text:style-name="T3">Kuten edellisetkin niin myös PathBased-algoritmi perustuu syvyyssuuntaiseen läpikäyntiin. Algoritmi käyttää pinoja yl</text:span><text:span text:style-name="T4">l</text:span><text:span text:style-name="T3">äpitääkseen tietoa solmuista, joita ei ole vielä liitetty mihinkään vahvasti yhtenäiseen komponenttiin. Nämä solmut algoritmi liittää uuteen komponenttiin, kun </text:span><text:span text:style-name="T4">viimeinen komponen</text:span><text:span text:style-name="T5">t</text:span><text:span text:style-name="T4">tiin kuuluva solmu on käsitelty. Toisin kuin Tarjan-algoritmissa </text:span><text:span text:style-name="T5">PathBased-algoritmi käyttää kahta pinoa. Ensimmäinen pino ylläpitää tietoa nykyisessä komponentissa olevista solmuista ja toinen pino pitää yllä listaa nykyisellä läpikäyntipolulla olevista solmuista.</text:span></text:p>
      <text:p text:style-name="P10"/>
      <text:p text:style-name="P5"><text:span text:style-name="T6">Syvyyssuuntainen läpikäynti, ylläpitäen kahta pinoa (S ja P). Pinossa S on kaikki ne solmut, joita ei ole vielä yhdistetty mihinkään vahvasti yhtenäiseen komponenttiin. Solmut ovat siinä </text:span><text:span text:style-name="T6">järjestyksessä, jossa syvyyssuuntainen läpikäynti ne saavuttaa (Esijärjestys). Pinossa P on ne solmut, joista ei ole vielä päätetty kuuluvatko ne samaan komponenttiin. Laskuriin C kertyy tieto siitä kuinka moneen solmuun läpikäynti on edennyt, jota käytetään esijärjestyksennumero.</text:span></text:p>
      <text:p text:style-name="P11"/>
      <text:p text:style-name="P11">Solmuun tultaessa</text:p>
      <text:p text:style-name="P11">aseta Solmun esijärjestysnumero ja kasvata laskuria C yhdellä</text:p>
      <text:p text:style-name="P11">aseta Solmu pinoihin S ja P</text:p>
      <text:p text:style-name="P11">Solmun jokaiselle kaarelle:</text:p>
      <text:p text:style-name="P11"><text:tab/>Jos Kaaren solmulla ei ole vielä esijärjestysnumeroa, rekursiivisesti siirry Kaaren solmuun </text:p>
      <text:p text:style-name="P11"><text:tab/>Muutoin jos Kaaren solmua ei ole vielä kytketty mihinkään vahvasti yhtenäiseen <text:tab/>komponentiin:</text:p>
      <text:p text:style-name="P11"><text:tab/><text:tab/>Toistuvasti poista pinosta P solmuja kunnes pinon P päällimmäisen elementin <text:tab/><text:tab/><text:tab/>esijärjestysnumero on pienempi tai sama kuin Kaaren solmun.</text:p>
      <text:p text:style-name="P11">Jos solmu on pinon P päällimmäinen elementti:</text:p>
      <text:p text:style-name="P11"><text:tab/>Poppaa pinosta S elementtejä, kunnes Solmu on popattu. Ja määrtitä nämä solmut uudeksi <text:tab/>vahvasti yhtenäiseksi komponentiksi.</text:p>
      <text:p text:style-name="P5"><text:span text:style-name="T6"><text:tab/></text:span><text:span text:style-name="T7">Poppaa Solmu pinosta P</text:span></text:p>
      <text:p text:style-name="P12">Kokonaisalgoritmi käy silmukalla läpi verkon solmuja, kutsuen niitä solmuja, joille ei ole vielä määritelty esijärjestysnumeroa.</text:p>
      <text:p text:style-name="P10"/>
      <text:p text:style-name="P14">Parannusehdotuksia: Algoritmit myös vieruslistoille, lisäksi muunnokset vierusmatriisista vieruslistaan ja päinvastoin.</text:p>
      <text:p text:style-name="P3"/>
      <text:p text:style-name="P3"/>
      <text:p text:style-name="Standard">Toteutusdokumentti</text:p>
      <text:p text:style-name="Standard">Ohjelman yleisrakenne</text:p>
      <text:p text:style-name="Standard">Saavutetut aika- ja tilavaativuudet (m.m. O-analyysi pseudokoodista)</text:p>
      <text:p text:style-name="Standard">Suorituskyky- ja O-analyysivertailu (mikäli työ vertailupainotteinen)</text:p>
      <text:p text:style-name="Standard">Työn mahdolliset puutteet ja parannusehdotukset</text:p>
      <text:p text:style-name="Standard">Lähte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5:41</meta:creation-date>
    <dc:date>2013-06-06T10:49:15</dc:date>
    <meta:editing-duration>PT2H2M15S</meta:editing-duration>
    <meta:editing-cycles>11</meta:editing-cycles>
    <meta:generator>LibreOffice/3.6$Linux_x86 LibreOffice_project/360m1$Build-2</meta:generator>
    <meta:document-statistic meta:table-count="0" meta:image-count="0" meta:object-count="0" meta:page-count="2" meta:paragraph-count="39" meta:word-count="497" meta:character-count="4316" meta:non-whitespace-character-count="4310"/>
  </office:meta>
</office:document-meta>
</file>